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VersionList.xml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8.707cm" loext:decorative="false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9.977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22cm" fo:min-width="6.46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184cm" fo:min-width="4.426cm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926cm" fo:min-width="3.323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469cm" fo:min-width="5.6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207cm" svg:height="0.953cm" svg:x="5.445cm" svg:y="6.397cm">
          <text:p text:style-name="P1">setRationalOper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0.366cm" svg:y1="9.572cm" svg:x2="10.049cm" svg:y2="7.35cm" draw:start-shape="id1" draw:start-glue-point="0" draw:end-shape="id2" draw:end-glue-point="6" svg:d="M10366 9572v-1111h-317v-1111" svg:viewBox="0 0 318 2223">
          <text:p/>
        </draw:connector>
        <draw:custom-shape draw:style-name="gr3" draw:text-style-name="P1" xml:id="id1" draw:id="id1" draw:layer="layout" svg:width="10.477cm" svg:height="0.952cm" svg:x="5.128cm" svg:y="9.572cm">
          <text:p text:style-name="P1">CheckValidRationalNumber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9.842cm" svg:height="2.222cm" svg:x="5.445cm" svg:y="2.27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366cm" svg:y1="4.492cm" svg:x2="10.049cm" svg:y2="6.397cm" draw:start-shape="id3" draw:start-glue-point="8" draw:end-shape="id2" draw:end-glue-point="4" svg:d="M10366 4492l-317 1905" svg:viewBox="0 0 318 1906">
          <text:p/>
        </draw:connector>
        <draw:connector draw:style-name="gr6" draw:text-style-name="P2" draw:layer="layout" draw:type="curve" svg:x1="11.16cm" svg:y1="14.176cm" svg:x2="15.287cm" svg:y2="3.381cm" draw:start-shape="id4" draw:start-glue-point="1" draw:end-shape="id3" draw:end-glue-point="10" svg:d="M11160 14176c6943 0 4880-10795 4127-10795" svg:viewBox="0 0 5006 10796">
          <text:p/>
        </draw:connector>
        <draw:custom-shape draw:style-name="gr7" draw:text-style-name="P1" xml:id="id4" draw:id="id4" draw:layer="layout" svg:width="5.08cm" svg:height="1.588cm" svg:x="6.08cm" svg:y="13.382cm">
          <text:p text:style-name="P1">cle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8.62cm" svg:y1="14.97cm" svg:x2="8.615cm" svg:y2="15.941cm" draw:start-shape="id4" draw:start-glue-point="2" svg:d="M8620 14970l-5 971" svg:viewBox="0 0 6 972">
          <text:p/>
        </draw:connector>
        <draw:custom-shape draw:style-name="gr9" draw:text-style-name="P1" draw:layer="layout" svg:width="4.127cm" svg:height="1.27cm" svg:x="6.715cm" svg:y="15.605cm">
          <text:p text:style-name="P1">ign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2" draw:layer="layout" draw:type="curve" svg:x1="5.357cm" svg:y1="3.192cm" svg:x2="3.621cm" svg:y2="18.587cm" svg:d="M5357 3192c0 11547-1736 3850-1736 15395" svg:viewBox="0 0 1737 15396">
          <text:p/>
        </draw:connector>
        <draw:custom-shape draw:style-name="gr11" draw:text-style-name="P1" draw:layer="layout" svg:width="6.35cm" svg:height="1.905cm" svg:x="3.222cm" svg:y="18.145cm">
          <text:p text:style-name="P1">doesUserContin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27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6T15:40:11.445000000</meta:creation-date>
    <dc:date>2024-02-26T15:55:43.742000000</dc:date>
    <meta:editing-duration>PT6M58S</meta:editing-duration>
    <meta:editing-cycles>6</meta:editing-cycles>
    <meta:generator>LibreOffice/7.6.2.1$Windows_X86_64 LibreOffice_project/56f7684011345957bbf33a7ee678afaf4d2ba333</meta:generator>
    <meta:document-statistic meta:object-count="1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Looks nice&#10;" VL:creator="" dc:date-time="2024-02-26T15:52:15"/>
  <VL:version-entry VL:title="Version2" VL:comment="Seems about done&#10;" VL:creator="" dc:date-time="2024-02-26T15:55:37"/>
  <VL:version-entry VL:title="Version3" VL:comment="Automatically saved version" VL:creator="" dc:date-time="2024-02-26T15:55:43"/>
</VL:version-list>
</file>